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3.535cm" svg:height="8.484cm" draw:transform="rotate (-0.785398163398486) translate (11.099999999992cm -0.800000000001331cm)" svg:viewBox="0 0 3536 8485" draw:points="707,-8344 2121,-8344 2475,-8697 0,-11879 2475,-10112 0,-13293 2121,-11879 2828,-12586 1414,-14708 2828,-14001 3536,-16829">
          <text:p/>
        </draw:polyline>
        <draw:custom-shape draw:style-name="gr2" draw:text-style-name="P1" draw:layer="layout" svg:width="0.34cm" svg:height="0.34cm" svg:x="6.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4cm" svg:x="7.926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4cm" svg:x="9.926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4cm" svg:x="11.026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4cm" svg:x="13.426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cm" svg:y1="6.7cm" svg:x2="8.007cm" svg:y2="5.68cm">
          <text:p/>
        </draw:line>
        <draw:line draw:style-name="gr3" draw:text-style-name="P1" draw:layer="layout" svg:x1="8.184cm" svg:y1="5.469cm" svg:x2="9.971cm" svg:y2="4.278cm">
          <text:p/>
        </draw:line>
        <draw:line draw:style-name="gr3" draw:text-style-name="P1" draw:layer="layout" svg:x1="10.1cm" svg:y1="4.2cm" svg:x2="11.1cm" svg:y2="3.2cm">
          <text:p/>
        </draw:line>
        <draw:line draw:style-name="gr3" draw:text-style-name="P1" draw:layer="layout" svg:x1="11.293cm" svg:y1="3.023cm" svg:x2="13.458cm" svg:y2="1.792cm">
          <text:p/>
        </draw:line>
        <draw:line draw:style-name="gr4" draw:text-style-name="P1" draw:layer="layout" svg:x1="5.1cm" svg:y1="7.2cm" svg:x2="15.6cm" svg:y2="7.2cm">
          <text:p/>
        </draw:line>
        <draw:line draw:style-name="gr4" draw:text-style-name="P1" draw:layer="layout" svg:x1="5.1cm" svg:y1="7.2cm" svg:x2="5.1cm" svg:y2="1.2cm">
          <text:p/>
        </draw:line>
        <draw:frame draw:style-name="gr5" draw:text-style-name="P2" draw:layer="layout" svg:width="3.093cm" svg:height="1.916cm" svg:x="11.7cm" svg:y="7.2cm">
          <draw:text-box>
            <text:p><text:span text:style-name="T1">инструкции</text:span><text:span text:style-name="T1"><text:line-break/></text:span><text:span text:style-name="T1">тестового</text:span><text:span text:style-name="T1"><text:line-break/></text:span><text:span text:style-name="T1">шаблона</text:span></text:p>
          </draw:text-box>
        </draw:frame>
        <draw:frame draw:style-name="gr5" draw:text-style-name="P2" draw:layer="layout" svg:width="3.724cm" svg:height="1.916cm" svg:x="1.5cm" svg:y="1.4cm">
          <draw:text-box>
            <text:p><text:span text:style-name="T1">длина</text:span><text:span text:style-name="T1"><text:line-break/></text:span><text:span text:style-name="T1">совпадающей</text:span><text:span text:style-name="T1"><text:line-break/></text:span><text:span text:style-name="T1">части ветви</text:span></text:p>
          </draw:text-box>
        </draw:frame>
        <draw:frame draw:style-name="gr5" draw:text-style-name="P2" draw:layer="layout" svg:width="4.037cm" svg:height="1.916cm" svg:x="11cm" svg:y="4.3cm">
          <draw:text-box>
            <text:p><text:span text:style-name="T1">последнее</text:span><text:span text:style-name="T1"><text:line-break/></text:span><text:span text:style-name="T1">заполнение</text:span><text:span text:style-name="T1"><text:line-break/></text:span><text:span text:style-name="T1">вершины ветви</text:span></text:p>
          </draw:text-box>
        </draw:frame>
        <draw:line draw:style-name="gr6" draw:text-style-name="P1" draw:layer="layout" svg:x1="13.6cm" svg:y1="2.2cm" svg:x2="12.818cm" svg:y2="4.397cm">
          <text:p/>
        </draw:line>
        <draw:line draw:style-name="gr6" draw:text-style-name="P1" draw:layer="layout" svg:x1="11.3cm" svg:y1="3.4cm" svg:x2="11.8cm" svg:y2="4.4cm">
          <text:p/>
        </draw:line>
        <draw:line draw:style-name="gr6" draw:text-style-name="P1" draw:layer="layout" svg:x1="10.366cm" svg:y1="4.44cm" svg:x2="11.1cm" svg:y2="4.88cm">
          <text:p/>
        </draw:line>
        <draw:line draw:style-name="gr6" draw:text-style-name="P1" draw:layer="layout" svg:x1="8.4cm" svg:y1="5.6cm" svg:x2="11.1cm" svg:y2="5.2cm">
          <text:p/>
        </draw:line>
        <draw:line draw:style-name="gr6" draw:text-style-name="P1" draw:layer="layout" svg:x1="7.4cm" svg:y1="6.7cm" svg:x2="11.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4:33:59.62</meta:creation-date>
    <dc:date>2009-08-05T14:50:20.25</dc:date>
    <dc:creator>Евгений Корныхин</dc:creator>
    <meta:editing-duration>PT00H15M25S</meta:editing-duration>
    <meta:editing-cycles>2</meta:editing-cycles>
    <meta:generator>OpenOffice.org/3.1$Win32 OpenOffice.org_project/310m11$Build-9399</meta:generator>
    <meta:document-statistic meta:object-count="20"/>
  </office:meta>
</office:document-meta>
</file>